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VersionLis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Version3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width="0.05cm" draw:marker-start-width="0.2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tyle:protect="size"/>
    </style:style>
    <style:style style:name="gr6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ashed" svg:stroke-width="0.05cm" draw:marker-start-width="0.2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width="0.05cm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2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8pt"/>
    </style:style>
    <style:style style:name="P3" style:family="paragraph">
      <style:paragraph-properties fo:margin-left="0cm" fo:margin-right="0cm" fo:text-align="center" fo:text-indent="0cm"/>
      <style:text-properties fo:font-family="'Times New Roman'" style:font-pitch="variable" fo:font-size="16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family="'Times New Roman'" style:font-style-name="Regular" style:font-pitch="variable" fo:font-size="16pt" style:font-size-asian="18pt" style:font-size-complex="18pt"/>
    </style:style>
    <style:style style:name="P7" style:family="paragraph">
      <style:text-properties fo:font-family="'Times New Roman'" style:font-pitch="variable" fo:font-size="16pt"/>
    </style:style>
    <style:style style:name="P8" style:family="paragraph">
      <style:text-properties fo:font-family="'Times New Roman'" style:font-pitch="variable" fo:font-size="16pt" fo:font-style="italic"/>
    </style:style>
    <style:style style:name="P9" style:family="paragraph">
      <style:text-properties fo:font-size="28pt"/>
    </style:style>
    <style:style style:name="P10" style:family="paragraph">
      <style:text-properties fo:font-family="'Times New Roman'" style:font-pitch="variable" fo:font-size="16pt" fo:font-style="normal"/>
    </style:style>
    <style:style style:name="T1" style:family="text">
      <style:text-properties fo:font-size="28pt"/>
    </style:style>
    <style:style style:name="T2" style:family="text">
      <style:text-properties fo:font-family="'Times New Roman'" style:font-pitch="variable" fo:font-size="16pt"/>
    </style:style>
    <style:style style:name="T3" style:family="text">
      <style:text-properties fo:font-family="'Times New Roman'" style:font-style-name="Regular" style:font-pitch="variable" fo:font-size="16pt" style:font-size-asian="18pt" style:font-size-complex="18pt"/>
    </style:style>
    <style:style style:name="T4" style:family="text">
      <style:text-properties fo:font-family="'Times New Roman'" style:font-pitch="variable" fo:font-size="16pt" fo:font-style="italic"/>
    </style:style>
    <style:style style:name="T5" style:family="text">
      <style:text-properties fo:font-family="'Times New Roman'" style:font-pitch="variable" fo:font-size="16pt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2" draw:layer="layout" svg:width="2.5cm" svg:height="1.5cm" svg:x="3.135cm" svg:y="5.835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2" draw:id="id3" draw:layer="layout" svg:width="1.5cm" svg:height="1.5cm" svg:x="3.635cm" svg:y="8.635cm">
          <text:p text:style-name="P1"><text:span text:style-name="T1">+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3" draw:id="id1" draw:layer="layout" svg:width="2.5cm" svg:height="1.5cm" svg:x="3.135cm" svg:y="3.035cm">
          <text:p text:style-name="P1"><text:span text:style-name="T2">speech</text:span><text:span text:style-name="T2"><text:line-break/></text:span><text:span text:style-name="T2">sub-fram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4.385cm" svg:y1="4.535cm" svg:x2="4.385cm" svg:y2="5.835cm" draw:start-shape="id1" draw:start-glue-point="2" draw:end-shape="id2" draw:end-glue-point="0">
          <text:p text:style-name="P5"/>
        </draw:connector>
        <draw:connector draw:style-name="gr4" draw:text-style-name="P4" draw:layer="layout" svg:x1="4.385cm" svg:y1="7.335cm" svg:x2="4.384cm" svg:y2="8.635cm" draw:start-shape="id2" draw:start-glue-point="2" draw:end-shape="id3" draw:end-glue-point="4">
          <text:p text:style-name="P5"/>
        </draw:connector>
        <draw:frame draw:style-name="gr5" draw:layer="layout" svg:width="1.784cm" svg:height="1.628cm" svg:x="7.17cm" svg:y="8.66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" draw:text-style-name="P4" draw:id="id4" draw:layer="layout" svg:width="2.1cm" svg:height="1.8cm" svg:x="7.035cm" svg:y="8.485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7.035cm" svg:y1="9.385cm" svg:x2="5.135cm" svg:y2="9.384cm" draw:start-shape="id4" draw:start-glue-point="3" draw:end-shape="id3" draw:end-glue-point="10">
          <text:p text:style-name="P5"/>
        </draw:connector>
        <draw:custom-shape draw:style-name="gr2" draw:text-style-name="P2" draw:id="id6" draw:layer="layout" svg:width="1.5cm" svg:height="1.5cm" svg:x="3.635cm" svg:y="11.036cm">
          <text:p text:style-name="P1"><text:span text:style-name="T1">+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layer="layout" svg:width="1.784cm" svg:height="1.628cm" svg:x="7.17cm" svg:y="11.06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1" draw:text-style-name="P4" draw:id="id5" draw:layer="layout" svg:width="2.1cm" svg:height="1.8cm" svg:x="7.035cm" svg:y="10.886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7.035cm" svg:y1="11.786cm" svg:x2="5.135cm" svg:y2="11.785cm" draw:start-shape="id5" draw:start-glue-point="3" draw:end-shape="id6" draw:end-glue-point="10">
          <text:p text:style-name="P5"/>
        </draw:connector>
        <draw:connector draw:style-name="gr4" draw:text-style-name="P4" draw:layer="layout" svg:x1="4.384cm" svg:y1="10.135cm" svg:x2="4.384cm" svg:y2="11.036cm" draw:start-shape="id3" draw:start-glue-point="8" draw:end-shape="id6" draw:end-glue-point="4">
          <text:p text:style-name="P5"/>
        </draw:connector>
        <draw:custom-shape draw:style-name="gr6" draw:text-style-name="P3" draw:id="id8" draw:layer="layout" svg:width="2.8cm" svg:height="1.8cm" svg:x="14.335cm" svg:y="10.885cm">
          <text:p text:style-name="P1"><text:span text:style-name="T2">Adaptive</text:span><text:span text:style-name="T2"><text:line-break/></text:span><text:span text:style-name="T2">codebook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id="id7" draw:layer="layout" svg:width="2.5cm" svg:height="1.8cm" svg:x="10.435cm" svg:y="10.885cm">
          <text:p text:style-name="P1"><text:span text:style-name="T2">3-tap</text:span><text:span text:style-name="T2"><text:line-break/></text:span><text:span text:style-name="T2">gain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0.435cm" svg:y1="11.785cm" svg:x2="9.135cm" svg:y2="11.786cm" draw:start-shape="id7" draw:start-glue-point="3" draw:end-shape="id5" draw:end-glue-point="1">
          <text:p text:style-name="P5"/>
        </draw:connector>
        <draw:connector draw:style-name="gr4" draw:text-style-name="P4" draw:layer="layout" svg:x1="14.335cm" svg:y1="11.785cm" svg:x2="12.935cm" svg:y2="11.785cm" draw:start-shape="id8" draw:start-glue-point="3" draw:end-shape="id7" draw:end-glue-point="1">
          <text:p text:style-name="P5"/>
        </draw:connector>
        <draw:frame draw:style-name="gr5" draw:layer="layout" svg:width="1.784cm" svg:height="1.628cm" svg:x="7.17cm" svg:y="15.86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" draw:text-style-name="P4" draw:id="id10" draw:layer="layout" svg:width="2.1cm" svg:height="1.8cm" svg:x="7.035cm" svg:y="15.687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1.818cm" svg:height="1.764cm" svg:x="10.47cm" svg:y="15.71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1" draw:text-style-name="P4" draw:id="id11" draw:layer="layout" svg:width="2.1cm" svg:height="2.397cm" svg:x="10.235cm" svg:y="15.385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2.951cm" svg:height="1.591cm" svg:x="2.935cm" svg:y="18.04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" draw:text-style-name="P4" draw:id="id9" draw:layer="layout" svg:width="3.5cm" svg:height="1.8cm" svg:x="2.635cm" svg:y="17.888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4.384cm" svg:y1="12.536cm" svg:x2="4.385cm" svg:y2="17.888cm" draw:start-shape="id6" draw:start-glue-point="8" draw:end-shape="id9" draw:end-glue-point="0">
          <text:p text:style-name="P5"/>
        </draw:connector>
        <draw:connector draw:style-name="gr4" draw:text-style-name="P4" draw:layer="layout" svg:x1="4.384cm" svg:y1="12.536cm" svg:x2="7.035cm" svg:y2="16.587cm" draw:start-shape="id6" draw:start-glue-point="8" draw:end-shape="id10" draw:end-glue-point="3">
          <text:p text:style-name="P5"/>
        </draw:connector>
        <draw:connector draw:style-name="gr4" draw:text-style-name="P4" draw:layer="layout" svg:x1="9.135cm" svg:y1="16.587cm" svg:x2="10.235cm" svg:y2="16.583cm" draw:start-shape="id10" draw:start-glue-point="1" draw:end-shape="id11" draw:end-glue-point="3">
          <text:p text:style-name="P5"/>
        </draw:connector>
        <draw:custom-shape draw:style-name="gr2" draw:text-style-name="P2" draw:id="id13" draw:layer="layout" svg:width="1.5cm" svg:height="1.5cm" svg:x="3.635cm" svg:y="20.837cm">
          <text:p text:style-name="P1"><text:span text:style-name="T1">+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layer="layout" svg:width="1.784cm" svg:height="1.628cm" svg:x="7.17cm" svg:y="20.86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" draw:text-style-name="P4" draw:id="id12" draw:layer="layout" svg:width="2.1cm" svg:height="1.8cm" svg:x="7.035cm" svg:y="20.687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7.035cm" svg:y1="21.587cm" svg:x2="5.135cm" svg:y2="21.586cm" draw:start-shape="id12" draw:start-glue-point="3" draw:end-shape="id13" draw:end-glue-point="10">
          <text:p text:style-name="P5"/>
        </draw:connector>
        <draw:custom-shape draw:style-name="gr6" draw:text-style-name="P3" draw:id="id14" draw:layer="layout" svg:width="3cm" svg:height="1.8cm" svg:x="10.635cm" svg:y="20.685cm">
          <text:p text:style-name="P1"><text:span text:style-name="T2">Fixed</text:span><text:span text:style-name="T2"><text:line-break/></text:span><text:span text:style-name="T2">codebook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0.635cm" svg:y1="21.585cm" svg:x2="9.135cm" svg:y2="21.587cm" draw:start-shape="id14" draw:start-glue-point="3" draw:end-shape="id12" draw:end-glue-point="1">
          <text:p text:style-name="P5"/>
        </draw:connector>
        <draw:connector draw:style-name="gr4" draw:text-style-name="P4" draw:layer="layout" svg:x1="4.385cm" svg:y1="19.688cm" svg:x2="4.384cm" svg:y2="20.837cm" draw:start-shape="id9" draw:start-glue-point="2" draw:end-shape="id13" draw:end-glue-point="4">
          <text:p text:style-name="P5"/>
        </draw:connector>
        <draw:frame draw:style-name="gr5" draw:layer="layout" svg:width="1.695cm" svg:height="0.875cm" svg:x="7.27cm" svg:y="13.61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1" draw:text-style-name="P4" draw:id="id15" draw:layer="layout" svg:width="2.1cm" svg:height="1.349cm" svg:x="7.035cm" svg:y="13.386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svg:x1="4.384cm" svg:y1="12.536cm" svg:x2="7.035cm" svg:y2="14.06cm" draw:start-shape="id6" draw:start-glue-point="8" draw:end-shape="id15" draw:end-glue-point="3">
          <text:p text:style-name="P5"/>
        </draw:connector>
        <draw:connector draw:style-name="gr7" draw:text-style-name="P4" draw:layer="layout" svg:x1="9.135cm" svg:y1="14.06cm" svg:x2="11.685cm" svg:y2="12.685cm" draw:start-shape="id15" draw:start-glue-point="1" draw:end-shape="id7" draw:end-glue-point="2">
          <text:p text:style-name="P5"/>
        </draw:connector>
        <draw:connector draw:style-name="gr7" draw:text-style-name="P4" draw:layer="layout" svg:x1="9.135cm" svg:y1="14.06cm" svg:x2="15.735cm" svg:y2="12.685cm" draw:start-shape="id15" draw:start-glue-point="1" draw:end-shape="id8" draw:end-glue-point="2">
          <text:p text:style-name="P5"/>
        </draw:connector>
        <draw:frame draw:style-name="gr5" draw:layer="layout" svg:width="1.695cm" svg:height="0.875cm" svg:x="7.27cm" svg:y="23.71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1" draw:text-style-name="P4" draw:id="id16" draw:layer="layout" svg:width="2.1cm" svg:height="1.349cm" svg:x="7.035cm" svg:y="23.487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4" draw:layer="layout" svg:x1="4.384cm" svg:y1="22.337cm" svg:x2="7.035cm" svg:y2="24.161cm" draw:start-shape="id13" draw:start-glue-point="8" draw:end-shape="id16" draw:end-glue-point="3">
          <text:p text:style-name="P5"/>
        </draw:connector>
        <draw:connector draw:style-name="gr7" draw:text-style-name="P4" draw:layer="layout" svg:x1="9.135cm" svg:y1="24.161cm" svg:x2="12.135cm" svg:y2="22.485cm" draw:start-shape="id16" draw:start-glue-point="1" draw:end-shape="id14" draw:end-glue-point="2">
          <text:p text:style-name="P5"/>
        </draw:connector>
        <draw:frame draw:style-name="gr8" draw:text-style-name="P6" draw:layer="layout" svg:width="3.923cm" svg:height="0.878cm" svg:x="10.835cm" svg:y="14.035cm">
          <draw:text-box>
            <text:p text:style-name="P5"><text:span text:style-name="T3">pitch AbS loop</text:span></text:p>
          </draw:text-box>
        </draw:frame>
        <draw:frame draw:style-name="gr8" draw:text-style-name="P7" draw:layer="layout" svg:width="5.214cm" svg:height="0.878cm" svg:x="9.736cm" svg:y="24.135cm">
          <draw:text-box>
            <text:p text:style-name="P5"><text:span text:style-name="T2">innovation AbS loop</text:span></text:p>
          </draw:text-box>
        </draw:frame>
        <draw:frame draw:style-name="gr5" draw:layer="layout" svg:width="1.673cm" svg:height="0.729cm" svg:x="3.535cm" svg:y="6.23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layer="layout" svg:width="1.271cm" svg:height="0.795cm" svg:x="12.335cm" svg:y="15.6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onnector draw:style-name="gr4" draw:text-style-name="P4" draw:layer="layout" svg:x1="12.335cm" svg:y1="16.583cm" svg:x2="13.835cm" svg:y2="16.605cm" draw:start-shape="id11" draw:start-glue-point="1" draw:end-shape="id17" draw:end-glue-point="3">
          <text:p text:style-name="P5"/>
        </draw:connector>
        <draw:frame draw:style-name="gr8" draw:text-style-name="P8" draw:layer="layout" svg:width="2.17cm" svg:height="0.878cm" svg:x="4.999cm" svg:y="8.435cm">
          <draw:text-box>
            <text:p text:style-name="P5"><text:span text:style-name="T4">ringing</text:span></text:p>
          </draw:text-box>
        </draw:frame>
        <draw:custom-shape draw:style-name="gr9" draw:text-style-name="P3" draw:id="id18" draw:layer="layout" svg:width="2.5cm" svg:height="1.8cm" svg:x="10.635cm" svg:y="8.485cm">
          <text:p text:style-name="P1"><text:span text:style-name="T2">null</text:span><text:span text:style-name="T2"><text:line-break/></text:span><text:span text:style-name="T2">excitation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0.635cm" svg:y1="9.385cm" svg:x2="9.135cm" svg:y2="9.385cm" draw:start-shape="id18" draw:start-glue-point="3" draw:end-shape="id4" draw:end-glue-point="1">
          <text:p text:style-name="P5"/>
        </draw:connector>
        <draw:frame draw:style-name="gr8" draw:text-style-name="P9" draw:layer="layout" svg:width="0.832cm" svg:height="1.352cm" svg:x="5.121cm" svg:y="20.273cm">
          <draw:text-box>
            <text:p text:style-name="P5"><text:span text:style-name="T1">-</text:span></text:p>
          </draw:text-box>
        </draw:frame>
        <draw:frame draw:style-name="gr8" draw:text-style-name="P9" draw:layer="layout" svg:width="0.832cm" svg:height="1.352cm" svg:x="5.121cm" svg:y="10.473cm">
          <draw:text-box>
            <text:p text:style-name="P5"><text:span text:style-name="T1">-</text:span></text:p>
          </draw:text-box>
        </draw:frame>
        <draw:frame draw:style-name="gr8" draw:text-style-name="P9" draw:layer="layout" svg:width="0.832cm" svg:height="1.352cm" svg:x="5.121cm" svg:y="9.173cm">
          <draw:text-box>
            <text:p text:style-name="P5"><text:span text:style-name="T1">-</text:span></text:p>
          </draw:text-box>
        </draw:frame>
        <draw:frame draw:style-name="gr8" draw:text-style-name="P8" draw:layer="layout" svg:width="1.852cm" svg:height="0.878cm" svg:x="2.435cm" svg:y="10.135cm">
          <draw:text-box>
            <text:p text:style-name="P5"><text:span text:style-name="T4">target</text:span></text:p>
          </draw:text-box>
        </draw:frame>
        <draw:frame draw:style-name="gr8" draw:text-style-name="P10" draw:layer="layout" svg:width="4.74cm" svg:height="0.878cm" svg:x="6.235cm" svg:y="18.335cm">
          <draw:text-box>
            <text:p text:style-name="P5"><text:span text:style-name="T5">gain normalization</text:span></text:p>
          </draw:text-box>
        </draw:frame>
        <draw:custom-shape draw:style-name="gr6" draw:text-style-name="P3" draw:id="id17" draw:layer="layout" svg:width="2.3cm" svg:height="1.3cm" svg:x="13.835cm" svg:y="15.955cm">
          <text:p text:style-name="P1"><text:span text:style-name="T2">Quantize</text:span></text:p>
          <draw:enhanced-geometry svg:viewBox="0 0 21600 21600" draw:type="rectangle" draw:enhanced-path="M 0 0 L 21600 0 21600 21600 0 21600 0 0 Z N"/>
        </draw:custom-shape>
        <draw:frame draw:style-name="gr5" draw:layer="layout" svg:width="1.271cm" svg:height="0.795cm" svg:x="16.136cm" svg:y="15.641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onnector draw:style-name="gr10" draw:text-style-name="P4" draw:layer="layout" svg:x1="16.135cm" svg:y1="16.605cm" svg:x2="17.535cm" svg:y2="16.605cm" draw:start-shape="id17" draw:start-glue-point="1">
          <text:p text:style-name="P5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2-03T14:24:47</meta:creation-date>
    <dc:date>2006-03-09T17:32:26</dc:date>
    <dc:language>en-US</dc:language>
    <meta:editing-cycles>21</meta:editing-cycles>
    <meta:editing-duration>PT5H42M42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frac>
      <math:mrow>
        <math:mi>W</math:mi>
        <math:mrow>
          <math:mo math:stretchy="false"></math:mo>
          <math:mi>z</math:mi>
          <math:mo math:stretchy="false"></math:mo>
        </math:mrow>
      </math:mrow>
      <math:mrow>
        <math:mover math:accent="true">
          <math:mi>A</math:mi>
          <math:mo math:stretchy="false"></math:mo>
        </math:mover>
        <math:mrow>
          <math:mo math:stretchy="false"></math:mo>
          <math:mi>z</math:mi>
          <math:mo math:stretchy="false"></math:mo>
        </math:mrow>
      </math:mrow>
    </math:mfrac>
    <math:annotation math:encoding="StarMath 5.0">{W(z)} over {hat A(z)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ub>
      <math:mi>g</math:mi>
      <math:mi math:fontstyle="italic">subf</math:mi>
    </math:msub>
    <math:annotation math:encoding="StarMath 5.0">g_{subf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ub>
      <math:mover math:accent="true">
        <math:mi>g</math:mi>
        <math:mo math:stretchy="false"></math:mo>
      </math:mover>
      <math:mi math:fontstyle="italic">subf</math:mi>
    </math:msub>
    <math:annotation math:encoding="StarMath 5.0">{hat g}_{subf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frac>
      <math:mrow>
        <math:mi>W</math:mi>
        <math:mrow>
          <math:mo math:stretchy="false"></math:mo>
          <math:mi>z</math:mi>
          <math:mo math:stretchy="false"></math:mo>
        </math:mrow>
      </math:mrow>
      <math:mrow>
        <math:mover math:accent="true">
          <math:mi>A</math:mi>
          <math:mo math:stretchy="false"></math:mo>
        </math:mover>
        <math:mrow>
          <math:mo math:stretchy="false"></math:mo>
          <math:mi>z</math:mi>
          <math:mo math:stretchy="false"></math:mo>
        </math:mrow>
      </math:mrow>
    </math:mfrac>
    <math:annotation math:encoding="StarMath 5.0">{W(z)} over {hat A(z)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frac>
      <math:mrow>
        <math:mover math:accent="true">
          <math:mi>A</math:mi>
          <math:mo math:stretchy="false"></math:mo>
        </math:mover>
        <math:mrow>
          <math:mo math:stretchy="false"></math:mo>
          <math:mi>z</math:mi>
          <math:mo math:stretchy="false"></math:mo>
        </math:mrow>
      </math:mrow>
      <math:mrow>
        <math:mi>W</math:mi>
        <math:mrow>
          <math:mo math:stretchy="false"></math:mo>
          <math:mi>z</math:mi>
          <math:mo math:stretchy="false"></math:mo>
        </math:mrow>
      </math:mrow>
    </math:mfrac>
    <math:annotation math:encoding="StarMath 5.0">{hat A(z)} over {W(z)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frac>
      <math:mrow>
        <math:mo math:stretchy="false">∑</math:mo>
        <math:msup>
          <math:mrow>
            <math:mo math:stretchy="false"></math:mo>
            <math:mo math:stretchy="false"></math:mo>
          </math:mrow>
          <math:mn>2</math:mn>
        </math:msup>
      </math:mrow>
      <math:msub>
        <math:mover math:accent="true">
          <math:mi>g</math:mi>
          <math:mo math:stretchy="false"></math:mo>
        </math:mover>
        <math:mi math:fontstyle="italic">frame</math:mi>
      </math:msub>
    </math:mfrac>
    <math:annotation math:encoding="StarMath 5.0">{sum ()^{2}} over {{hat g}_{frame}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frac>
      <math:mn>1</math:mn>
      <math:mrow>
        <math:msub>
          <math:mover math:accent="true">
            <math:mi>g</math:mi>
            <math:mo math:stretchy="false"></math:mo>
          </math:mover>
          <math:mi math:fontstyle="italic">frame</math:mi>
        </math:msub>
        <math:msub>
          <math:mover math:accent="true">
            <math:mi>g</math:mi>
            <math:mo math:stretchy="false"></math:mo>
          </math:mover>
          <math:mi math:fontstyle="italic">subf</math:mi>
        </math:msub>
      </math:mrow>
    </math:mfrac>
    <math:annotation math:encoding="StarMath 5.0">1 over {{hat {g}}_{frame}{hat {g}}_{subf}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frac>
      <math:mrow>
        <math:mi>W</math:mi>
        <math:mrow>
          <math:mo math:stretchy="false"></math:mo>
          <math:mi>z</math:mi>
          <math:mo math:stretchy="false"></math:mo>
        </math:mrow>
      </math:mrow>
      <math:mrow>
        <math:mover math:accent="true">
          <math:mi>A</math:mi>
          <math:mo math:stretchy="false"></math:mo>
        </math:mover>
        <math:mrow>
          <math:mo math:stretchy="false"></math:mo>
          <math:mi>z</math:mi>
          <math:mo math:stretchy="false"></math:mo>
        </math:mrow>
      </math:mrow>
    </math:mfrac>
    <math:annotation math:encoding="StarMath 5.0">{W(z)} over {hat A(z)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o math:stretchy="false">∑</math:mo>
      <math:msup>
        <math:mrow>
          <math:mo math:stretchy="false"></math:mo>
          <math:mo math:stretchy="false"></math:mo>
        </math:mrow>
        <math:mn>2</math:mn>
      </math:msup>
    </math:mrow>
    <math:annotation math:encoding="StarMath 5.0">sum ()^{2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o math:stretchy="false">∑</math:mo>
      <math:msup>
        <math:mrow>
          <math:mo math:stretchy="false"></math:mo>
          <math:mo math:stretchy="false"></math:mo>
        </math:mrow>
        <math:mn>2</math:mn>
      </math:msup>
    </math:mrow>
    <math:annotation math:encoding="StarMath 5.0">sum ()^{2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W</math:mi>
      <math:mrow>
        <math:mo math:stretchy="false"></math:mo>
        <math:mi>z</math:mi>
        <math:mo math:stretchy="false"></math:mo>
      </math:mrow>
    </math:mrow>
    <math:annotation math:encoding="StarMath 5.0">{W(z)}</math:annotation>
  </math:semantics>
</math:math>
</file>

<file path=VersionList.xml><?xml version="1.0" encoding="utf-8"?>
<VL:version-list xmlns:dc="http://purl.org/dc/elements/1.1/" xmlns:VL="http://openoffice.org/2001/versions-list">
  <VL:version-entry VL:title="Version1" VL:comment="jmv" VL:creator="" dc:date-time="2006-02-03T15:02:47"/>
  <VL:version-entry VL:title="Version2" VL:comment="jm" VL:creator="" dc:date-time="2006-02-06T12:11:10"/>
  <VL:version-entry VL:title="Version3" VL:comment="jm" VL:creator="" dc:date-time="2006-03-09T17:29:04"/>
</VL:version-list>
</file>